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afe9e" officeooo:paragraph-rsid="001afe9e"/>
    </style:style>
    <style:style style:name="P2" style:family="paragraph" style:parent-style-name="Preformatted_20_Text" style:list-style-name="L1">
      <style:text-properties officeooo:paragraph-rsid="00256186"/>
    </style:style>
    <style:style style:name="P3" style:family="paragraph" style:parent-style-name="Preformatted_20_Text" style:list-style-name="L1">
      <style:text-properties officeooo:rsid="001afe9e" officeooo:paragraph-rsid="001e5d8e"/>
    </style:style>
    <style:style style:name="P4" style:family="paragraph" style:parent-style-name="Preformatted_20_Text" style:list-style-name="L1">
      <style:text-properties officeooo:rsid="001afe9e" officeooo:paragraph-rsid="001afe9e"/>
    </style:style>
    <style:style style:name="P5" style:family="paragraph" style:parent-style-name="Preformatted_20_Text" style:list-style-name="L1">
      <style:text-properties officeooo:rsid="001afe9e" officeooo:paragraph-rsid="001d3943"/>
    </style:style>
    <style:style style:name="P6" style:family="paragraph" style:parent-style-name="Preformatted_20_Text" style:list-style-name="L1">
      <style:text-properties officeooo:rsid="001afe9e" officeooo:paragraph-rsid="0024f354"/>
    </style:style>
    <style:style style:name="P7" style:family="paragraph" style:parent-style-name="Preformatted_20_Text" style:list-style-name="L1">
      <style:text-properties fo:font-weight="bold" officeooo:rsid="001d3943" officeooo:paragraph-rsid="001afe9e" style:font-weight-asian="bold" style:font-weight-complex="bold"/>
    </style:style>
    <style:style style:name="P8" style:family="paragraph" style:parent-style-name="Preformatted_20_Text" style:list-style-name="L1">
      <style:text-properties fo:font-weight="bold" officeooo:rsid="001d3943" officeooo:paragraph-rsid="001d3943" style:font-weight-asian="bold" style:font-weight-complex="bold"/>
    </style:style>
    <style:style style:name="P9" style:family="paragraph" style:parent-style-name="Preformatted_20_Text" style:list-style-name="L1">
      <style:text-properties fo:font-weight="bold" officeooo:rsid="001afe9e" officeooo:paragraph-rsid="001afe9e" style:font-weight-asian="bold" style:font-weight-complex="bold"/>
    </style:style>
    <style:style style:name="P10" style:family="paragraph" style:parent-style-name="Preformatted_20_Text" style:list-style-name="L1">
      <style:text-properties fo:font-weight="normal" officeooo:rsid="001d3943" officeooo:paragraph-rsid="001fdaa1" style:font-weight-asian="normal" style:font-weight-complex="normal"/>
    </style:style>
    <style:style style:name="P11" style:family="paragraph" style:parent-style-name="Preformatted_20_Text" style:list-style-name="L1">
      <style:text-properties fo:font-weight="normal" officeooo:rsid="001d3943" officeooo:paragraph-rsid="001d3943" style:font-weight-asian="normal" style:font-weight-complex="normal"/>
    </style:style>
    <style:style style:name="P12" style:family="paragraph" style:parent-style-name="Preformatted_20_Text" style:list-style-name="L1">
      <style:text-properties fo:font-weight="normal" officeooo:rsid="001afe9e" officeooo:paragraph-rsid="001d3943" style:font-weight-asian="normal" style:font-weight-complex="normal"/>
    </style:style>
    <style:style style:name="P13" style:family="paragraph" style:parent-style-name="Preformatted_20_Text" style:list-style-name="L1">
      <style:text-properties fo:font-weight="normal" officeooo:rsid="001afe9e" officeooo:paragraph-rsid="001afe9e" style:font-weight-asian="normal" style:font-weight-complex="normal"/>
    </style:style>
    <style:style style:name="P14" style:family="paragraph" style:parent-style-name="Preformatted_20_Text" style:list-style-name="L1">
      <style:text-properties fo:font-weight="normal" officeooo:rsid="001fdaa1" officeooo:paragraph-rsid="001fdaa1" style:font-weight-asian="normal" style:font-weight-complex="normal"/>
    </style:style>
    <style:style style:name="P15" style:family="paragraph" style:parent-style-name="Preformatted_20_Text">
      <style:text-properties style:text-underline-style="none" fo:font-weight="normal" officeooo:rsid="002305a1" officeooo:paragraph-rsid="001fdaa1" style:font-weight-asian="normal" style:font-weight-complex="normal"/>
    </style:style>
    <style:style style:name="P16" style:family="paragraph" style:parent-style-name="Preformatted_20_Text" style:list-style-name="L1">
      <style:text-properties style:text-underline-style="none" fo:font-weight="normal" officeooo:rsid="001e5d8e" officeooo:paragraph-rsid="0024f354" style:font-weight-asian="normal" style:font-weight-complex="normal"/>
    </style:style>
    <style:style style:name="T1" style:family="text">
      <style:text-properties officeooo:rsid="001afe9e"/>
    </style:style>
    <style:style style:name="T2" style:family="text">
      <style:text-properties fo:font-weight="bold" style:font-weight-asian="bold" style:font-weight-complex="bold"/>
    </style:style>
    <style:style style:name="T3" style:family="text">
      <style:text-properties fo:font-weight="bold" officeooo:rsid="001afe9e" style:font-weight-asian="bold" style:font-weight-complex="bold"/>
    </style:style>
    <style:style style:name="T4" style:family="text">
      <style:text-properties fo:font-weight="bold" officeooo:rsid="00216a6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dec1" style:font-weight-asian="normal" style:font-weight-complex="normal"/>
    </style:style>
    <style:style style:name="T7" style:family="text">
      <style:text-properties fo:font-weight="normal" officeooo:rsid="001d3943" style:font-weight-asian="normal" style:font-weight-complex="normal"/>
    </style:style>
    <style:style style:name="T8" style:family="text">
      <style:text-properties fo:font-weight="normal" officeooo:rsid="0026fb0c" style:font-weight-asian="normal" style:font-weight-complex="normal"/>
    </style:style>
    <style:style style:name="T9" style:family="text">
      <style:text-properties fo:font-style="italic" officeooo:rsid="002305a1" style:font-style-asian="italic" style:font-style-complex="italic"/>
    </style:style>
    <style:style style:name="T10" style:family="text">
      <style:text-properties fo:color="#9900ff" fo:font-style="italic" fo:font-weight="normal" style:font-style-asian="italic" style:font-weight-asian="normal" style:font-style-complex="italic" style:font-weight-complex="normal"/>
    </style:style>
    <style:style style:name="T11" style:family="text">
      <style:text-properties fo:color="#9900ff" fo:font-style="italic" fo:font-weight="normal" officeooo:rsid="001d3943" style:font-style-asian="italic" style:font-weight-asian="normal" style:font-style-complex="italic" style:font-weight-complex="normal"/>
    </style:style>
    <style:style style:name="T12" style:family="text">
      <style:text-properties fo:font-style="normal" officeooo:rsid="002305a1" style:font-style-asian="normal" style:font-style-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fo:font-weight="normal" officeooo:rsid="001e5d8e" style:font-style-asian="normal" style:font-weight-asian="normal" style:font-style-complex="normal" style:font-weight-complex="normal"/>
    </style:style>
    <style:style style:name="T15" style:family="text">
      <style:text-properties fo:color="#000000" fo:font-style="normal" fo:font-weight="normal" officeooo:rsid="001e7cb4" style:font-style-asian="normal" style:font-weight-asian="normal" style:font-style-complex="normal" style:font-weight-complex="normal"/>
    </style:style>
    <style:style style:name="T16" style:family="text">
      <style:text-properties fo:color="#000000" fo:font-style="normal" fo:font-weight="normal" officeooo:rsid="002305a1"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style:style>
    <style:style style:name="T19" style:family="text">
      <style:text-properties style:text-underline-style="none" officeooo:rsid="002305a1"/>
    </style:style>
    <style:style style:name="T20" style:family="text">
      <style:text-properties officeooo:rsid="002305a1"/>
    </style:style>
    <style:style style:name="T21" style:family="text">
      <style:text-properties officeooo:rsid="0026fb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25572880463189807" text:style-name="L1">
        <text:list-item>
          <text:p text:style-name="P2"><text:span text:style-name="T3">Installing Dependencies</text:span></text:p>
          <text:list>
            <text:list-item>
              <text:p text:style-name="P2"><text:span text:style-name="T1">virtualenv socialcops1</text:span></text:p>
            </text:list-item>
            <text:list-item>
              <text:p text:style-name="P2"><text:span text:style-name="T1">source socialcops1/bin/activate</text:span></text:p>
            </text:list-item>
            <text:list-item>
              <text:p text:style-name="P2"><text:span text:style-name="T1">pip install watchdog</text:span></text:p>
            </text:list-item>
            <text:list-item>
              <text:p text:style-name="P2"><text:span text:style-name="T1">npm init</text:span></text:p>
            </text:list-item>
            <text:list-item>
              <text:p text:style-name="P2"><text:span text:style-name="T1">npm install difflib</text:span></text:p>
              <text:p text:style-name="P3"><text:line-break/></text:p>
            </text:list-item>
          </text:list>
        </text:list-item>
        <text:list-item>
          <text:p text:style-name="P7">Fil structure</text:p>
          <text:list>
            <text:list-item>
              <text:p text:style-name="P4"><text:span text:style-name="T5">SocialCops contains 2 subfolders i.DeviceA ii.DeviceB, these 2 </text:span><text:span text:style-name="T8">sub</text:span><text:span text:style-name="T5"> folders act as the 2 sep</text:span><text:span text:style-name="T6">e</text:span><text:span text:style-name="T5">rate droids (machines) which are synced up</text:span></text:p>
            </text:list-item>
            <text:list-item>
              <text:p text:style-name="P5"><text:span text:style-name="T6">SocialCops also contains a folder </text:span><text:span text:style-name="T7">p</text:span><text:span text:style-name="T6">ython </text:span><text:span text:style-name="T7">w</text:span><text:span text:style-name="T8">h</text:span><text:span text:style-name="T7">ich contains all the python files</text:span></text:p>
            </text:list-item>
            <text:list-item>
              <text:p text:style-name="P10">node_modules contains the library difflib which ws installed using npm</text:p>
            </text:list-item>
            <text:list-item>
              <text:p text:style-name="P11">links.odt contains all the links that were used while building this project</text:p>
            </text:list-item>
            <text:list-item>
              <text:p text:style-name="P11">package.json is built by npm to keep track of all the npm packages<text:line-break/></text:p>
            </text:list-item>
          </text:list>
        </text:list-item>
        <text:list-item>
          <text:p text:style-name="P8">Architecture used<text:line-break/><text:span text:style-name="T5">Each of DeviceA and DeviceB contain the files that need to be synced up. Each of these folders also contain .duplicate folders. These are used to keep track of the other device’s files, example: </text:span><text:span text:style-name="T10">DeviceA -&gt; .duplicates </text:span><text:span text:style-name="T13">will always be in sync with the files of DeviceB and vice versa. This is done so that the device owner is always at the liberty to decide whether he/she wants to pull the changes made by the other device into his/her own device. After a new operation is done like creating a file, </text:span><text:span text:style-name="T14">renaming a file and deleting a file, it will always be asked if user actually wants to do these changes in own device. </text:span><text:span text:style-name="T15">This is done by comparing the files in .duplicates and the actual files and thus the .duplicates</text:span></text:p>
          <text:list>
            <text:list-header>
              <text:p text:style-name="P12"><text:line-break/></text:p>
            </text:list-header>
          </text:list>
        </text:list-item>
        <text:list-item>
          <text:p text:style-name="P9">Steps to run the program</text:p>
          <text:list>
            <text:list-item>
              <text:p text:style-name="P13">Install the dependencies</text:p>
            </text:list-item>
            <text:list-item>
              <text:p text:style-name="P14">open 2 terminal windows</text:p>
              <text:list>
                <text:list-item>
                  <text:p text:style-name="P14">in the first</text:p>
                  <text:list>
                    <text:list-item>
                      <text:p text:style-name="P14">cd &lt;path to SocialCops&gt;/</text:p>
                    </text:list-item>
                    <text:list-item>
                      <text:p text:style-name="P14">source socialcops1/bin/activate</text:p>
                    </text:list-item>
                    <text:list-item>
                      <text:p text:style-name="P14">cd python/</text:p>
                    </text:list-item>
                    <text:list-item>
                      <text:p text:style-name="P14">python m1.py /home/bloodynacho/Documents/SocialCops/DeviceA/</text:p>
                    </text:list-item>
                  </text:list>
                </text:list-item>
                <text:list-item>
                  <text:p text:style-name="P14">in the second</text:p>
                  <text:list>
                    <text:list-item>
                      <text:p text:style-name="P14">cd &lt;path to SocialCops&gt;/</text:p>
                    </text:list-item>
                    <text:list-item>
                      <text:p text:style-name="P14">source socialcops1/bin/activate</text:p>
                    </text:list-item>
                    <text:list-item>
                      <text:p text:style-name="P14">cd python/</text:p>
                    </text:list-item>
                    <text:list-item>
                      <text:p text:style-name="P14">python m2.py /home/bloodynacho/Documents/SocialCops/DeviceB/</text:p>
                    </text:list-item>
                  </text:list>
                </text:list-item>
              </text:list>
            </text:list-item>
            <text:list-item>
              <text:p text:style-name="P14">now in the DeviceA or DeviceB create <text:span text:style-name="T17">files</text:span><text:span text:style-name="T18"> (and not folders/directories) and keep a watch on the terminal </text:span><text:span text:style-name="T19">which will prompt for inputs which are self understood</text:span></text:p>
            </text:list-item>
          </text:list>
        </text:list-item>
      </text:list>
      <text:p text:style-name="P15"/>
      <text:list xml:id="list2753962225115" text:continue-numbering="true" text:style-name="L1">
        <text:list-item>
          <text:p text:style-name="P6"><text:span text:style-name="T2">Limitations/</text:span><text:span text:style-name="T4">Bugs</text:span></text:p>
          <text:list>
            <text:list-item>
              <text:p text:style-name="P6"><text:span text:style-name="T20">R</text:span>ecursive syncing not handled: <text:span text:style-name="T20">no new directories can be created, only files can be manipulated</text:span></text:p>
            </text:list-item>
            <text:list-item>
              <text:p text:style-name="P6"><text:span text:style-name="T20">in connector.py the path DeviceA and DeviceB have been hardcoded (as s1, s3) </text:span>as otherwise circular imports take place m1,m2 -&gt; listen_directory.py -&gt; connector.py -&gt; m1,m2, <text:span text:style-name="T20">thus so that connector.py no longer depends on m1, m2 and break the circular import s1 and s2 have been harcoded</text:span></text:p>
            </text:list-item>
            <text:list-item>
              <text:p text:style-name="P6"><text:span text:style-name="T20">in the .duplicates folders the actual files need not have been saved rather </text:span><text:span text:style-name="T9">symbolic links </text:span><text:span text:style-name="T12">could have been used which could have pointed to the original files in the other device as an example, </text:span><text:span text:style-name="T11">DeviceA -&gt; .duplicates </text:span><text:span text:style-name="T16">could have contained pointers to DeviceB files rather than actual files</text:span></text:p>
            </text:list-item>
            <text:list-item>
              <text:p text:style-name="P6">one extra step required <text:s text:c="2"/></text:p>
            </text:list-item>
            <text:list-item>
              <text:p text:style-name="P6"><text:soft-page-break/>creation with file name different from Untitled Document requires 2 extra steps</text:p>
            </text:list-item>
            <text:list-item>
              <text:p text:style-name="P16">entire transfer is done not the diff, thus will require more data to be transferred</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2T00:27:53.574880187</dc:date>
    <meta:editing-duration>PT25M23S</meta:editing-duration>
    <meta:editing-cycles>9</meta:editing-cycles>
    <meta:generator>LibreOffice/5.1.6.2$Linux_X86_64 LibreOffice_project/10m0$Build-2</meta:generator>
    <meta:document-statistic meta:table-count="0" meta:image-count="0" meta:object-count="0" meta:page-count="2" meta:paragraph-count="36" meta:word-count="460" meta:character-count="2723" meta:non-whitespace-character-count="2325"/>
  </office:meta>
</office:document-meta>
</file>